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199" svg:stroke-width="0.019cm" svg:stroke-color="#000000" draw:marker-start-width="0.233cm" draw:marker-start-center="false" draw:marker-end-width="0.2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draw:stroke-dash="Dashed_20__28_var_29__20_3790" svg:stroke-width="0.019cm" svg:stroke-color="#000000" draw:marker-start-width="0.233cm" draw:marker-start-center="false" draw:marker-end-width="0.2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none" draw:stroke-dash="Dashed_20__28_var_29__20_4168" svg:stroke-width="0.019cm" svg:stroke-color="#000000" draw:marker-start-width="0.233cm" draw:marker-start-center="false" draw:marker-end-width="0.2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none" draw:stroke-dash="Dashed_20__28_var_29__20_3792" svg:stroke-width="0.019cm" svg:stroke-color="#000000" draw:marker-start-width="0.233cm" draw:marker-start-center="false" draw:marker-end-width="0.2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205" svg:stroke-width="0.019cm" svg:stroke-color="#000000" draw:marker-start="Arrow_20_concave" draw:marker-start-width="0.233cm" draw:marker-start-center="false" draw:marker-end="Arrow_20_concave" draw:marker-end-width="0.2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none" draw:stroke-dash="Dashed_20__28_var_29__20_207" svg:stroke-width="0.019cm" svg:stroke-color="#000000" draw:marker-start-width="0.233cm" draw:marker-start-center="false" draw:marker-end-width="0.2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4169" svg:stroke-width="0.019cm" svg:stroke-color="#000000" draw:marker-start="Arrow_20_concave" draw:marker-start-width="0.233cm" draw:marker-start-center="false" draw:marker-end="Arrow_20_concave" draw:marker-end-width="0.2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none" draw:stroke-dash="Dashed_20__28_var_29__20_3794" svg:stroke-width="0.019cm" svg:stroke-color="#000000" draw:marker-start-width="0.233cm" draw:marker-start-center="false" draw:marker-end-width="0.2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dash" draw:stroke-dash="Fine_20_Dashed" svg:stroke-width="0.019cm" svg:stroke-color="#000000" draw:marker-start-width="0.33cm" draw:marker-start-center="false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b5e08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2.476cm" svg:height="0.06cm" svg:x="9.022cm" svg:y="15.776cm" svg:viewBox="0 0 2477 61" svg:d="M0 44c152-24 502-12 649 12s436-50 580-24 653 25 756-32l492 44">
            <text:p/>
          </draw:path>
          <draw:frame draw:style-name="gr2" draw:text-style-name="P3" draw:layer="layout" svg:width="0.417cm" svg:height="0.38cm" svg:x="9.436cm" svg:y="14.039cm">
            <draw:text-box>
              <text:p text:style-name="P2"><text:span text:style-name="T1">M</text:span></text:p>
            </draw:text-box>
          </draw:frame>
          <draw:frame draw:style-name="gr3" draw:text-style-name="P3" draw:layer="layout" svg:width="0.417cm" svg:height="0.38cm" svg:x="12.335cm" svg:y="14.069cm">
            <draw:text-box>
              <text:p text:style-name="P2"><text:span text:style-name="T1">N</text:span></text:p>
            </draw:text-box>
          </draw:frame>
          <draw:frame draw:style-name="gr4" draw:text-style-name="P3" draw:layer="layout" svg:width="0.419cm" svg:height="0.38cm" svg:x="11.495cm" svg:y="15.785cm">
            <draw:text-box>
              <text:p text:style-name="P2"><text:span text:style-name="T1">O</text:span></text:p>
            </draw:text-box>
          </draw:frame>
          <draw:frame draw:style-name="gr5" draw:text-style-name="P3" draw:layer="layout" svg:width="0.419cm" svg:height="0.38cm" svg:x="8.618cm" svg:y="15.794cm">
            <draw:text-box>
              <text:p text:style-name="P2"><text:span text:style-name="T1">P</text:span></text:p>
            </draw:text-box>
          </draw:frame>
          <draw:line draw:style-name="gr6" draw:text-style-name="P4" draw:layer="layout" svg:x1="9.849cm" svg:y1="14.157cm" svg:x2="12.334cm" svg:y2="14.157cm">
            <text:p/>
          </draw:line>
          <draw:frame draw:style-name="gr7" draw:text-style-name="P3" draw:layer="layout" svg:width="1.038cm" svg:height="0.38cm" svg:x="10.678cm" svg:y="13.744cm">
            <draw:text-box>
              <text:p text:style-name="P2"><text:span text:style-name="T1">15 cm</text:span></text:p>
            </draw:text-box>
          </draw:frame>
          <draw:line draw:style-name="gr8" draw:text-style-name="P4" draw:layer="layout" svg:x1="10.886cm" svg:y1="14.367cm" svg:x2="10.886cm" svg:y2="15.82cm">
            <text:p/>
          </draw:line>
          <draw:frame draw:style-name="gr9" draw:text-style-name="P3" draw:layer="layout" svg:width="1.04cm" svg:height="0.38cm" draw:transform="rotate (-1.5707963267949) translate (11.301cm 14.575cm)">
            <draw:text-box>
              <text:p text:style-name="P2"><text:span text:style-name="T1">8 cm</text:span></text:p>
            </draw:text-box>
          </draw:frame>
          <draw:path draw:style-name="gr1" draw:text-style-name="P1" draw:layer="layout" svg:width="2.5cm" svg:height="0.039cm" svg:x="9.832cm" svg:y="14.353cm" svg:viewBox="0 0 2501 40" svg:d="M0 10c131 13 255-10 385-10 146 10 292 0 437 0 118 14 237 44 352 36s584-6 703 0 247 6 371-13h123 108 22">
            <text:p/>
          </draw:path>
          <draw:path draw:style-name="gr1" draw:text-style-name="P1" draw:layer="layout" svg:width="0.811cm" svg:height="1.462cm" svg:x="9.022cm" svg:y="14.367cm" svg:viewBox="0 0 812 1463" svg:d="M812 0c-63 143-191 249-229 406-41 169-158 301-262 429-90 106-169 218-188 353l-67 108-54 111-12 56">
            <text:p/>
          </draw:path>
          <draw:path draw:style-name="gr1" draw:text-style-name="P1" draw:layer="layout" svg:width="0.821cm" svg:height="1.439cm" svg:x="11.511cm" svg:y="14.381cm" svg:viewBox="0 0 822 1440" svg:d="M0 1440c101-134 171-285 251-432 73-130 119-270 201-394 74-120 122-256 205-373l78-110 52-108 35-23">
            <text:p/>
          </draw:path>
          <draw:path draw:style-name="gr10" draw:text-style-name="P1" draw:layer="layout" svg:width="0.064cm" svg:height="1.458cm" svg:x="10.677cm" svg:y="14.36cm" svg:viewBox="0 0 65 1459" svg:d="M0 1459c8-111 23-593 23-724 0-122 66-592 33-715v-20">
            <text:p/>
          </draw:path>
          <draw:path draw:style-name="gr11" draw:text-style-name="P5" draw:layer="layout" svg:width="0.222cm" svg:height="0.21cm" svg:x="10.466cm" svg:y="15.607cm" svg:viewBox="0 0 223 211" svg:d="M0 211c0-94 0-211 0-211 0 0 106 12 95 12s128 0 128 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99" draw:display-name="Dashed (var) 199" draw:style="rect" draw:dots1="1" draw:dots1-length="0.001cm" draw:dots2="1" draw:dots2-length="0.001cm" draw:distance="0.001cm"/>
    <draw:stroke-dash draw:name="Dashed_20__28_var_29__20_205" draw:display-name="Dashed (var) 205" draw:style="rect" draw:dots1="1" draw:dots1-length="0.001cm" draw:dots2="1" draw:dots2-length="0.001cm" draw:distance="0.001cm"/>
    <draw:stroke-dash draw:name="Dashed_20__28_var_29__20_207" draw:display-name="Dashed (var) 207" draw:style="rect" draw:dots1="1" draw:dots1-length="0.001cm" draw:dots2="1" draw:dots2-length="0.001cm" draw:distance="0.001cm"/>
    <draw:stroke-dash draw:name="Dashed_20__28_var_29__20_3790" draw:display-name="Dashed (var) 3790" draw:style="rect" draw:dots1="1" draw:dots1-length="0.001cm" draw:dots2="1" draw:dots2-length="0.001cm" draw:distance="0.001cm"/>
    <draw:stroke-dash draw:name="Dashed_20__28_var_29__20_3792" draw:display-name="Dashed (var) 3792" draw:style="rect" draw:dots1="1" draw:dots1-length="0.001cm" draw:dots2="1" draw:dots2-length="0.001cm" draw:distance="0.001cm"/>
    <draw:stroke-dash draw:name="Dashed_20__28_var_29__20_3794" draw:display-name="Dashed (var) 3794" draw:style="rect" draw:dots1="1" draw:dots1-length="0.001cm" draw:dots2="1" draw:dots2-length="0.001cm" draw:distance="0.001cm"/>
    <draw:stroke-dash draw:name="Dashed_20__28_var_29__20_4168" draw:display-name="Dashed (var) 4168" draw:style="rect" draw:dots1="1" draw:dots1-length="0.001cm" draw:dots2="1" draw:dots2-length="0.001cm" draw:distance="0.001cm"/>
    <draw:stroke-dash draw:name="Dashed_20__28_var_29__20_4169" draw:display-name="Dashed (var) 4169" draw:style="rect" draw:dots1="1" draw:dots1-length="0.001cm" draw:dots2="1" draw:dots2-length="0.001cm" draw:distance="0.001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0:57:12.622636878</meta:creation-date>
    <dc:date>2018-03-22T10:57:41.187224940</dc:date>
    <meta:editing-duration>PT30S</meta:editing-duration>
    <meta:editing-cycles>1</meta:editing-cycles>
    <meta:document-statistic meta:object-count="15"/>
    <meta:generator>LibreOffice/6.0.0.3$MacOSX_X86_64 LibreOffice_project/64a0f66915f38c6217de274f0aa8e15618924765</meta:generator>
  </office:meta>
</office:document-meta>
</file>